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5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NUTRA S.R.L.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NUTRA S.R.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Q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8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ALBERTO BUSTINZA QUIROZ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GILMAR DIAZ RAMOS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8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8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97303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0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8T13:29:43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